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F000052A4000017051612D16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Verdana" svg:font-family="Verdana"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1" style:family="table">
      <style:table-properties style:width="15.443cm" fo:margin-left="0cm" fo:margin-top="0cm" fo:margin-bottom="0cm" table:align="left" style:writing-mode="lr-tb"/>
    </style:style>
    <style:style style:name="Tabel1.A" style:family="table-column">
      <style:table-column-properties style:column-width="4.189cm"/>
    </style:style>
    <style:style style:name="Tabel1.B" style:family="table-column">
      <style:table-column-properties style:column-width="11.252cm"/>
    </style:style>
    <style:style style:name="Tabel1.1" style:family="table-row">
      <style:table-row-properties style:keep-together="true" fo:keep-together="auto"/>
    </style:style>
    <style:style style:name="Tabel1.A1" style:family="table-cell">
      <style:table-cell-properties fo:background-color="#d9d9d9" fo:padding="0cm" fo:border="0.035cm solid #00000a">
        <style:background-image/>
      </style:table-cell-properties>
    </style:style>
    <style:style style:name="Tabel1.B1" style:family="table-cell">
      <style:table-cell-properties fo:background-color="#d9d9d9" fo:padding="0cm" fo:border-left="none" fo:border-right="0.035cm solid #00000a" fo:border-top="0.035cm solid #00000a" fo:border-bottom="0.035cm solid #00000a">
        <style:background-image/>
      </style:table-cell-properties>
    </style:style>
    <style:style style:name="Tabel1.A2" style:family="table-cell">
      <style:table-cell-properties fo:background-color="#ffffff" fo:padding="0cm" fo:border-left="0.035cm solid #00000a" fo:border-right="0.035cm solid #00000a" fo:border-top="none" fo:border-bottom="0.035cm solid #00000a">
        <style:background-image/>
      </style:table-cell-properties>
    </style:style>
    <style:style style:name="Tabel1.B2" style:family="table-cell">
      <style:table-cell-properties fo:background-color="#ffffff" fo:padding="0cm" fo:border-left="none" fo:border-right="0.035cm solid #00000a" fo:border-top="none" fo:border-bottom="0.035cm solid #00000a">
        <style:background-image/>
      </style:table-cell-properties>
    </style:style>
    <style:style style:name="Tabel1.A6" style:family="table-cell">
      <style:table-cell-properties fo:background-color="#d9d9d9" fo:padding="0cm" fo:border-left="0.035cm solid #00000a" fo:border-right="0.035cm solid #00000a" fo:border-top="none" fo:border-bottom="0.035cm solid #00000a">
        <style:background-image/>
      </style:table-cell-properties>
    </style:style>
    <style:style style:name="Tabel1.B6" style:family="table-cell">
      <style:table-cell-properties fo:background-color="#d9d9d9" fo:padding="0cm" fo:border-left="none" fo:border-right="0.035cm solid #00000a" fo:border-top="none" fo:border-bottom="0.035cm solid #00000a">
        <style:background-image/>
      </style:table-cell-properties>
    </style:style>
    <style:style style:name="Tabel2" style:family="table">
      <style:table-properties style:width="17.694cm" fo:margin-left="0cm" fo:margin-top="0cm" fo:margin-bottom="0cm" table:align="left" style:writing-mode="lr-tb"/>
    </style:style>
    <style:style style:name="Tabel2.A" style:family="table-column">
      <style:table-column-properties style:column-width="5.44cm"/>
    </style:style>
    <style:style style:name="Tabel2.B" style:family="table-column">
      <style:table-column-properties style:column-width="3.406cm"/>
    </style:style>
    <style:style style:name="Tabel2.1" style:family="table-row">
      <style:table-row-properties style:keep-together="true" fo:keep-together="auto"/>
    </style:style>
    <style:style style:name="Tabel2.A1" style:family="table-cell">
      <style:table-cell-properties fo:background-color="#d9d9d9" fo:padding="0cm" fo:border="0.035cm solid #00000a">
        <style:background-image/>
      </style:table-cell-properties>
    </style:style>
    <style:style style:name="Tabel2.A2" style:family="table-cell">
      <style:table-cell-properties fo:background-color="#ffffff" style:border-line-width-top="0.002cm 0.035cm 0.002cm" fo:padding="0cm" fo:border-left="0.035cm solid #00000a" fo:border-right="0.035cm solid #00000a" fo:border-top="0.039cm double #f0f0f0" fo:border-bottom="0.035cm solid #00000a">
        <style:background-image/>
      </style:table-cell-properties>
    </style:style>
    <style:style style:name="Tabel2.B2" style:family="table-cell">
      <style:table-cell-properties fo:background-color="#ffffff" style:border-line-width-left="0.002cm 0.035cm 0.002cm" style:border-line-width-top="0.002cm 0.035cm 0.002cm" fo:padding="0cm" fo:border-left="0.039cm double #f0f0f0" fo:border-right="0.035cm solid #00000a" fo:border-top="0.039cm double #f0f0f0" fo:border-bottom="0.035cm solid #00000a">
        <style:background-image/>
      </style:table-cell-properties>
    </style:style>
    <style:style style:name="P1" style:family="paragraph" style:parent-style-name="Standard">
      <style:paragraph-properties fo:margin-top="0cm" fo:margin-bottom="0.353cm" fo:line-height="115%"/>
    </style:style>
    <style:style style:name="P2" style:family="paragraph" style:parent-style-name="Standard" style:list-style-name="WWNum7">
      <style:paragraph-properties fo:margin-top="0cm" fo:margin-bottom="0.353cm" fo:line-height="115%"/>
    </style:style>
    <style:style style:name="P3" style:family="paragraph" style:parent-style-name="Standard">
      <style:paragraph-properties fo:margin-top="0cm" fo:margin-bottom="0.353cm" fo:line-height="115%"/>
      <style:text-properties style:font-name="Calibri" fo:font-size="12pt" style:font-name-asian="Calibri1" style:font-size-asian="12pt" style:font-name-complex="Times New Roman" style:font-size-complex="12pt" style:font-style-complex="italic" style:font-weight-complex="bold"/>
    </style:style>
    <style:style style:name="P4" style:family="paragraph" style:parent-style-name="Standard">
      <style:paragraph-properties fo:margin-top="0cm" fo:margin-bottom="0.353cm" fo:line-height="115%"/>
      <style:text-properties style:font-name="Calibri" fo:font-size="12pt" style:font-name-asian="Calibri1" style:font-size-asian="12pt" style:font-name-complex="Times New Roman" style:font-size-complex="12pt"/>
    </style:style>
    <style:style style:name="P5" style:family="paragraph" style:parent-style-name="Standard" style:master-page-name="First_20_Page">
      <style:paragraph-properties fo:margin-top="0cm" fo:margin-bottom="0.353cm" fo:line-height="115%" style:page-number="auto"/>
    </style:style>
    <style:style style:name="P6" style:family="paragraph" style:parent-style-name="Standard">
      <style:paragraph-properties fo:margin-top="0cm" fo:margin-bottom="0cm" fo:line-height="100%"/>
    </style:style>
    <style:style style:name="P7" style:family="paragraph" style:parent-style-name="Standard" style:list-style-name="WWNum2">
      <style:paragraph-properties fo:margin-top="0cm" fo:margin-bottom="0cm" fo:line-height="100%"/>
    </style:style>
    <style:style style:name="P8" style:family="paragraph" style:parent-style-name="Standard" style:list-style-name="WWNum3">
      <style:paragraph-properties fo:margin-top="0cm" fo:margin-bottom="0cm" fo:line-height="100%"/>
    </style:style>
    <style:style style:name="P9" style:family="paragraph" style:parent-style-name="Standard" style:list-style-name="WWNum4">
      <style:paragraph-properties fo:margin-top="0cm" fo:margin-bottom="0cm" fo:line-height="100%"/>
    </style:style>
    <style:style style:name="P10" style:family="paragraph" style:parent-style-name="Standard" style:list-style-name="WWNum5">
      <style:paragraph-properties fo:margin-top="0cm" fo:margin-bottom="0cm" fo:line-height="100%"/>
    </style:style>
    <style:style style:name="P11" style:family="paragraph" style:parent-style-name="Standard" style:list-style-name="WWNum6">
      <style:paragraph-properties fo:margin-top="0cm" fo:margin-bottom="0cm" fo:line-height="100%"/>
    </style:style>
    <style:style style:name="P12" style:family="paragraph" style:parent-style-name="Standard">
      <style:paragraph-properties fo:margin-top="0cm" fo:margin-bottom="0cm" fo:line-height="100%"/>
      <style:text-properties style:font-name="Verdana" fo:font-size="9pt" style:font-name-asian="Times New Roman" style:font-size-asian="9pt" style:font-name-complex="Times New Roman" style:font-size-complex="10pt"/>
    </style:style>
    <style:style style:name="P13" style:family="paragraph" style:parent-style-name="Standard" style:list-style-name="WWNum4">
      <style:paragraph-properties fo:margin-top="0cm" fo:margin-bottom="0cm" fo:line-height="100%"/>
      <style:text-properties style:font-name="Verdana" fo:font-size="9pt" style:font-name-asian="Times New Roman" style:font-size-asian="9pt" style:font-name-complex="Times New Roman" style:font-size-complex="10pt"/>
    </style:style>
    <style:style style:name="P14" style:family="paragraph" style:parent-style-name="Standard">
      <style:paragraph-properties fo:margin-top="0cm" fo:margin-bottom="0cm" fo:line-height="100%"/>
      <style:text-properties style:font-name="Verdana" fo:font-size="9pt" fo:font-weight="bold" style:font-name-asian="Times New Roman" style:font-size-asian="9pt" style:font-weight-asian="bold" style:font-name-complex="Times New Roman" style:font-size-complex="10pt" style:font-weight-complex="bold"/>
    </style:style>
    <style:style style:name="P15" style:family="paragraph" style:parent-style-name="Standard">
      <style:paragraph-properties fo:margin-top="0cm" fo:margin-bottom="0cm" fo:line-height="100%" fo:break-before="page"/>
    </style:style>
    <style:style style:name="P16" style:family="paragraph" style:parent-style-name="Standard">
      <style:paragraph-properties fo:margin-left="0.635cm" fo:margin-right="0cm" fo:margin-top="0cm" fo:margin-bottom="0cm" fo:line-height="100%" fo:text-indent="0cm" style:auto-text-indent="false"/>
      <style:text-properties style:font-name="Verdana" fo:font-size="9pt" style:font-name-asian="Times New Roman" style:font-size-asian="9pt" style:font-name-complex="Times New Roman" style:font-size-complex="10pt"/>
    </style:style>
    <style:style style:name="P17" style:family="paragraph" style:parent-style-name="Footer">
      <style:paragraph-properties fo:line-height="90%" fo:text-align="center" style:justify-single-word="false"/>
    </style:style>
    <style:style style:name="P18" style:family="paragraph" style:parent-style-name="Footer">
      <style:paragraph-properties fo:line-height="80%" fo:text-align="center" style:justify-single-word="false"/>
    </style:style>
    <style:style style:name="P19" style:family="paragraph" style:parent-style-name="List_20_Paragraph" style:list-style-name="WWNum1">
      <style:paragraph-properties fo:margin-top="0cm" fo:margin-bottom="0.353cm" fo:line-height="115%"/>
    </style:style>
    <style:style style:name="P20" style:family="paragraph">
      <style:paragraph-properties fo:text-align="center"/>
      <style:text-properties fo:font-size="18pt"/>
    </style:style>
    <style:style style:name="T1" style:family="text">
      <style:text-properties style:font-name="Calibri" fo:font-size="16pt" style:font-name-asian="Calibri1" style:font-size-asian="16pt" style:font-name-complex="Times New Roman" style:font-size-complex="16pt" style:font-style-complex="italic" style:font-weight-complex="bold"/>
    </style:style>
    <style:style style:name="T2" style:family="text">
      <style:text-properties style:font-name="Calibri" fo:font-size="16pt" fo:font-weight="bold" style:font-name-asian="Calibri1" style:font-size-asian="16pt" style:font-weight-asian="bold" style:font-name-complex="Times New Roman" style:font-size-complex="16pt" style:font-style-complex="italic" style:font-weight-complex="bold"/>
    </style:style>
    <style:style style:name="T3" style:family="text">
      <style:text-properties style:font-name="Calibri" fo:font-size="12pt" style:font-name-asian="Calibri1" style:font-size-asian="12pt" style:font-name-complex="Times New Roman" style:font-size-complex="12pt"/>
    </style:style>
    <style:style style:name="T4" style:family="text">
      <style:text-properties style:font-name="Calibri" fo:font-size="12pt" style:font-name-asian="Calibri1" style:font-size-asian="12pt" style:font-name-complex="Times New Roman" style:font-size-complex="12pt" style:font-style-complex="italic" style:font-weight-complex="bold"/>
    </style:style>
    <style:style style:name="T5" style:family="text">
      <style:text-properties style:font-name="Calibri" fo:font-size="12pt" fo:font-weight="bold" style:font-name-asian="Calibri1" style:font-size-asian="12pt" style:font-weight-asian="bold" style:font-name-complex="Times New Roman" style:font-size-complex="12pt"/>
    </style:style>
    <style:style style:name="T6" style:family="text">
      <style:text-properties style:font-name="Verdana" fo:font-size="9pt" style:font-name-asian="Times New Roman" style:font-size-asian="9pt" style:font-name-complex="Times New Roman" style:font-size-complex="10pt"/>
    </style:style>
    <style:style style:name="T7" style:family="text">
      <style:text-properties style:font-name="Verdana" fo:font-size="9pt" fo:font-weight="bold" style:font-name-asian="Times New Roman" style:font-size-asian="9pt" style:font-weight-asian="bold" style:font-name-complex="Times New Roman" style:font-size-complex="10pt" style:font-weight-complex="bold"/>
    </style:style>
    <style:style style:name="T8" style:family="text">
      <style:text-properties style:font-name="Verdana" fo:font-size="9pt" fo:font-style="italic" style:font-name-asian="Times New Roman" style:font-size-asian="9pt" style:font-style-asian="italic" style:font-name-complex="Times New Roman" style:font-size-complex="10pt" style:font-style-complex="italic"/>
    </style:style>
    <style:style style:name="T9" style:family="text">
      <style:text-properties fo:color="#0000ff" style:font-name="Verdana" fo:font-size="9pt" style:text-underline-style="solid" style:text-underline-width="auto" style:text-underline-color="font-color" style:font-name-asian="Times New Roman" style:font-size-asian="9pt" style:font-name-complex="Times New Roman" style:font-size-complex="10pt"/>
    </style:style>
    <style:style style:name="T10" style:family="text">
      <style:text-properties fo:color="#0000ff" style:font-name="Calibri" fo:font-size="12pt" style:text-underline-style="solid" style:text-underline-width="auto" style:text-underline-color="font-color" style:font-name-asian="Calibri1" style:font-size-asian="12pt" style:font-name-complex="Times New Roman" style:font-size-complex="12pt"/>
    </style:style>
    <style:style style:name="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8" draw:style-name="gr1" draw:text-style-name="P20" svg:width="4.299cm" svg:height="1.198cm" svg:x="0cm" svg:y="0cm">
        <draw:image xlink:href="Pictures/2000001F000052A4000017051612D16B.wmf" xlink:type="simple" xlink:show="embed" xlink:actuate="onLoad">
          <text:p/>
        </draw:image>
      </draw:frame>
      <draw:frame text:anchor-type="page" text:anchor-page-number="0" draw:z-index="4" draw:name="Picture 38" draw:style-name="gr1" draw:text-style-name="P20" svg:width="4.299cm" svg:height="1.198cm" svg:x="0cm" svg:y="0cm">
        <draw:image xlink:href="Pictures/2000001F000052A4000017051612D16B.wmf" xlink:type="simple" xlink:show="embed" xlink:actuate="onLoad">
          <text:p/>
        </draw:image>
      </draw:frame>
      <text:p text:style-name="P5"><text:span text:style-name="T2">Faglig Kommunikation </text:span></text:p>
      <text:p text:style-name="P1"><text:span text:style-name="T1"><text:s/>Faglig læsning på TEC</text:span></text:p>
      <text:p text:style-name="P1"><text:span text:style-name="T4">Kom godt i gang</text:span></text:p>
      <text:p text:style-name="P1"><text:span text:style-name="T4">Under faglig kommunikation kan du fx:</text:span></text:p>
      <text:list xml:id="list2559172372546565756" text:style-name="WWNum1">
        <text:list-item>
          <text:p text:style-name="P19"><text:span text:style-name="T4">få nogle tips til at arbejde med, hvordan du bliver bedre til at læse, forstå, og huske faglige tekster. </text:span></text:p>
        </text:list-item>
        <text:list-item>
          <text:p text:style-name="P19"><text:span text:style-name="T4">Du får nogle strategier til, hvordan du bedst arbejder med forskellige teksttyper</text:span></text:p>
        </text:list-item>
        <text:list-item>
          <text:p text:style-name="P19"><text:span text:style-name="T4">Du lærer at kende begrebet læseformål og ved, hvorfor det er vigtigt at overveje, når du skal læse en tekst</text:span></text:p>
        </text:list-item>
        <text:list-item>
          <text:p text:style-name="P19"><text:span text:style-name="T4">Du får nogle strategier til, hvordan du kan arbejde med en tekst før, under og efter læsningen</text:span></text:p>
        </text:list-item>
        <text:list-item>
          <text:p text:style-name="P19"><text:span text:style-name="T4">Du får nogle ideer til, hvordan du selv kan arbejde med fagbegreber og andre svære ord. </text:span></text:p>
        </text:list-item>
      </text:list>
      <text:p text:style-name="P3"/>
      <text:p text:style-name="P3">Faglig læsning</text:p>
      <text:p text:style-name="P3">Før-, under- og efter læsning</text:p>
      <text:p text:style-name="P3">XXSkabeloner</text:p>
      <text:p text:style-name="P3">Hvad er fagsprog</text:p>
      <text:p text:style-name="P3"/>
      <text:p text:style-name="P1"><text:span text:style-name="T4">Du er velkommen til at kontakte læsevejlederne. Vi har en række af forslag til faglig læsning</text:span></text:p>
      <text:p text:style-name="P3"/>
      <text:p text:style-name="P3"/>
      <text:p text:style-name="P3"/>
      <text:p text:style-name="Standard"/>
      <text:p text:style-name="P6"><text:span text:style-name="T7"/></text:p>
      <text:p text:style-name="P15"><text:span text:style-name="T7">Faglig læsning</text:span></text:p>
      <text:p text:style-name="P6"><text:span text:style-name="T6">Du vil formentlig høre om faglig læsning mange gange i løbet af din uddannelse. Faglig læsning er en særlig form for læsning, hvor formålet er, at du lærer så meget som muligt af det, du læser. Det kræver, at du er en aktiv læser og at du er bevidst om, hvordan du læser forskellige tekster. <text:line-break/><text:line-break/>Hos læsevejlederne kan du få hjælp til den faglige læsning, men her kan du også læse om, hvordan du kan arbejde med før-, under- og efterlæsning. Og dels får du en række redskaber, der gør det lettere for dig at få noget ud af din læsning. De fleste af redskaberne kan også bruges i andre situationer, fx ved forberedelse, ved undervisning i klassen og i gruppearbejde.</text:span></text:p>
      <text:p text:style-name="P12"/>
      <text:p text:style-name="P12"/>
      <text:p text:style-name="P6"><text:span text:style-name="T7">Før-, under- og efter læsning</text:span></text:p>
      <text:p text:style-name="P14"/>
      <text:p text:style-name="P6"><text:span text:style-name="T6">På denne side kan du få hjælp til den faglige læsning før du læser, når du læser og efter du har læst. Du finder alle de nævnte redskaber under punktet skabeloner, hvor der også er en beskrivelse af de enkelte redskaber.</text:span></text:p>
      <table:table table:name="Tabel1" table:style-name="Tabel1">
        <table:table-column table:style-name="Tabel1.A"/>
        <table:table-column table:style-name="Tabel1.B"/>
        <table:table-row table:style-name="Tabel1.1">
          <table:table-cell table:style-name="Tabel1.A1" office:value-type="string">
            <text:p text:style-name="P6"><text:span text:style-name="T7">Før du læser</text:span></text:p>
          </table:table-cell>
          <table:table-cell table:style-name="Tabel1.B1" office:value-type="string">
            <text:p text:style-name="P12"/>
          </table:table-cell>
        </table:table-row>
        <table:table-row table:style-name="Tabel1.1">
          <table:table-cell table:style-name="Tabel1.A2" office:value-type="string">
            <text:p text:style-name="P12"/>
          </table:table-cell>
          <table:table-cell table:style-name="Tabel1.B2" office:value-type="string">
            <text:p text:style-name="P6"><text:span text:style-name="T6">1. Sæt dig ind i, hvad du skal have ud af at arbejde med det emne, du nu skal i gang med. </text:span></text:p>
          </table:table-cell>
        </table:table-row>
        <table:table-row table:style-name="Tabel1.1">
          <table:table-cell table:style-name="Tabel1.A2" office:value-type="string">
            <text:p text:style-name="P12"/>
          </table:table-cell>
          <table:table-cell table:style-name="Tabel1.B2" office:value-type="string">
            <text:p text:style-name="P6"><text:span text:style-name="T6">2. Find ud af, hvad du ved om emnet i forvejen ved at gøre én af disse ting:</text:span></text:p>
            <text:list xml:id="list2890072912103864830" text:style-name="WWNum2">
              <text:list-item>
                <text:p text:style-name="P7"><text:span text:style-name="T6">Lav et mindmap over det, du allerede ved om emnet </text:span></text:p>
              </text:list-item>
              <text:list-item>
                <text:p text:style-name="P7"><text:span text:style-name="T6">Drøft med en makker, hvad I ved om emnet </text:span></text:p>
              </text:list-item>
              <text:list-item>
                <text:p text:style-name="P7"><text:span text:style-name="T6">Udfyld første kolonne i VØL-skemaet. (</text:span><text:span text:style-name="T8">Redskab: VØL-skema</text:span><text:span text:style-name="T6">) </text:span></text:p>
              </text:list-item>
            </text:list>
          </table:table-cell>
        </table:table-row>
        <table:table-row table:style-name="Tabel1.1">
          <table:table-cell table:style-name="Tabel1.A2" office:value-type="string">
            <text:p text:style-name="P12"/>
          </table:table-cell>
          <table:table-cell table:style-name="Tabel1.B2" office:value-type="string">
            <text:p text:style-name="P6"><text:span text:style-name="T6">3. Overvej, hvad du gerne vil have ud af at læse teksten. Brug fx disse spørgsmål:</text:span></text:p>
            <text:list xml:id="list7168205879646676753" text:style-name="WWNum3">
              <text:list-item>
                <text:p text:style-name="P8"><text:span text:style-name="T6">Hvad er dit læsemål? (</text:span><text:span text:style-name="T8">Redskab: Læseformål og læsestrategi</text:span><text:span text:style-name="T6">) </text:span></text:p>
              </text:list-item>
              <text:list-item>
                <text:p text:style-name="P8"><text:span text:style-name="T6">Hvad er dit læseformål (</text:span><text:span text:style-name="T8">Redskab: Læseformål og læsestrategi</text:span><text:span text:style-name="T6">) </text:span></text:p>
              </text:list-item>
              <text:list-item>
                <text:p text:style-name="P8"><text:span text:style-name="T6">Hvilke spørgsmål vil du gerne have svar på? (</text:span><text:span text:style-name="T8">Redskab: Stil spørgsmål til teksten)</text:span><text:span text:style-name="T6"> </text:span></text:p>
              </text:list-item>
            </text:list>
          </table:table-cell>
        </table:table-row>
        <table:table-row table:style-name="Tabel1.1">
          <table:table-cell table:style-name="Tabel1.A2" office:value-type="string">
            <text:p text:style-name="P12"/>
          </table:table-cell>
          <table:table-cell table:style-name="Tabel1.B2" office:value-type="string">
            <text:p text:style-name="P6"><text:span text:style-name="T6">4. Gå i gang med teksten med overblikslæsning:</text:span></text:p>
            <text:list xml:id="list1530101659742010945" text:style-name="WWNum4">
              <text:list-item>
                <text:p text:style-name="P9"><text:span text:style-name="T6">Se på overskrifter, underoverskrifter, tabeller, illustrationer og fakta bokse </text:span></text:p>
              </text:list-item>
              <text:list-item>
                <text:p text:style-name="P9"><text:span text:style-name="T6">Dan dig et overblik over teksten: </text:span></text:p>
              </text:list-item>
              <text:list-item>
                <text:p text:style-name="P13"/>
                <text:list>
                  <text:list-item>
                    <text:p text:style-name="P9"><text:span text:style-name="T6">Hvad handler teksten om? </text:span></text:p>
                  </text:list-item>
                  <text:list-item>
                    <text:p text:style-name="P9"><text:span text:style-name="T6">Hvor står de oplysninger, du har brug for? </text:span></text:p>
                  </text:list-item>
                </text:list>
              </text:list-item>
            </text:list>
          </table:table-cell>
        </table:table-row>
        <table:table-row table:style-name="Tabel1.1">
          <table:table-cell table:style-name="Tabel1.A6" office:value-type="string">
            <text:p text:style-name="P6"><text:span text:style-name="T7">Når du læser</text:span></text:p>
          </table:table-cell>
          <table:table-cell table:style-name="Tabel1.B6" office:value-type="string">
            <text:p text:style-name="P12"/>
          </table:table-cell>
        </table:table-row>
        <table:table-row table:style-name="Tabel1.1">
          <table:table-cell table:style-name="Tabel1.A2" office:value-type="string">
            <text:p text:style-name="P12"/>
          </table:table-cell>
          <table:table-cell table:style-name="Tabel1.B2" office:value-type="string">
            <text:p text:style-name="P6"><text:span text:style-name="T6">1. Læs nu teksten omhyggeligt:</text:span></text:p>
            <text:list xml:id="list9014147322822429536" text:style-name="WWNum5">
              <text:list-item>
                <text:p text:style-name="P10"><text:span text:style-name="T6">Tag noter undervejs. Du kan fx et af skemaerne nederst på siden (</text:span><text:span text:style-name="T8">Redskab: 2-kolonne-notater, Matematiknotater, Årsag-følge-kort</text:span><text:span text:style-name="T6">) </text:span></text:p>
              </text:list-item>
              <text:list-item>
                <text:p text:style-name="P10"><text:span text:style-name="T6">Slå ord op, som du ikke kender i forvejen. Udfyld evt. ordkendskabskort eller opbyg din egen ordliste. (</text:span><text:span text:style-name="T8">Redskab: Ordkendskabskort, Ordliste</text:span><text:span text:style-name="T6">) </text:span></text:p>
              </text:list-item>
              <text:list-item>
                <text:p text:style-name="P10"><text:span text:style-name="T6">Stil spørgsmål til dig selv, mens du læser. </text:span></text:p>
              </text:list-item>
            </text:list>
          </table:table-cell>
        </table:table-row>
        <table:table-row table:style-name="Tabel1.1">
          <table:table-cell table:style-name="Tabel1.A6" office:value-type="string">
            <text:p text:style-name="P6"><text:span text:style-name="T7">Efter du har læst</text:span></text:p>
          </table:table-cell>
          <table:table-cell table:style-name="Tabel1.B6" office:value-type="string">
            <text:p text:style-name="P12"/>
          </table:table-cell>
        </table:table-row>
        <table:table-row table:style-name="Tabel1.1">
          <table:table-cell table:style-name="Tabel1.A2" office:value-type="string">
            <text:p text:style-name="P12"/>
          </table:table-cell>
          <table:table-cell table:style-name="Tabel1.B2" office:value-type="string">
            <text:p text:style-name="P6"><text:span text:style-name="T6">Arbejd videre med stoffet, fx på en af disse måder:</text:span></text:p>
            <text:list xml:id="list2864663423406757571" text:style-name="WWNum6">
              <text:list-item>
                <text:p text:style-name="P11"><text:span text:style-name="T6">Lav et mindmap over det, du har læst </text:span></text:p>
              </text:list-item>
              <text:list-item>
                <text:p text:style-name="P11"><text:span text:style-name="T6">Udfyld 3. kolonne i VØL-skemaet </text:span><text:span text:style-name="T8">(Redskab: VØL-skema)</text:span><text:span text:style-name="T6"> </text:span></text:p>
              </text:list-item>
            </text:list>
            <text:p text:style-name="P16"/>
          </table:table-cell>
        </table:table-row>
      </table:table>
      <text:p text:style-name="P12"/>
      <text:p text:style-name="P12"/>
      <text:p text:style-name="P6"><text:span text:style-name="T7">Skabeloner</text:span></text:p>
      <text:p text:style-name="P6"><text:span text:style-name="T6">På denne side er der en masse redskaber, du kan bruge til den faglige læsning. Du kan printe og udfylde skemaerne. </text:span></text:p>
      <table:table table:name="Tabel2" table:style-name="Tabel2">
        <table:table-column table:style-name="Tabel2.A"/>
        <table:table-column table:style-name="Tabel2.B"/>
        <text:soft-page-break/>
        <table:table-row table:style-name="Tabel2.1">
          <table:table-cell table:style-name="Tabel2.A1" table:number-columns-spanned="2" office:value-type="string">
            <text:p text:style-name="P6"><text:span text:style-name="T7">Skemaer til print og udfyldelse</text:span></text:p>
          </table:table-cell>
          <table:covered-table-cell/>
        </table:table-row>
        <table:table-row table:style-name="Tabel2.1">
          <table:table-cell table:style-name="Tabel2.A2" office:value-type="string">
            <text:p text:style-name="P6"><text:a xlink:type="simple" xlink:href="http://guga.gyldendal.dk/sitecore/shell/Controls/Rich%20Text%20Editor/~/media/Munksgaard/Lissi/Undervisersite/Pdfer%20faglig%20laesning/VØL-modellen.ashx" text:style-name="Internet_20_link" text:visited-style-name="Visited_20_Internet_20_Link"><text:span text:style-name="T9">VØL-skema</text:span></text:a></text:p>
          </table:table-cell>
          <table:table-cell table:style-name="Tabel2.B2" office:value-type="string">
            <text:p text:style-name="P6"><text:span text:style-name="T6">Du kan bruge VØL-skemaet til at forberede dig til et bestemt emne inden du går i gang og til at evaluere bagefter. </text:span></text:p>
            <text:p text:style-name="P6"><text:span text:style-name="T6">Skemaet har tre kolonner:</text:span></text:p>
            <text:p text:style-name="P6"><text:span text:style-name="T7">V: Hvad ved jeg?</text:span><text:span text:style-name="T6"> Her skriver du kort eller i stikord, hvad du allerede ved om det emne, du skal i gang med. På den måde bliver det lettere for dig at planlægge, hvordan du vil arbejde med stoffet.</text:span></text:p>
            <text:p text:style-name="P6"><text:span text:style-name="T7">Ø: Hvad ønsker jeg at lære?</text:span><text:span text:style-name="T6"> Her skriver du, hvad du gerne vil have ud af at arbejde med stoffet. Det kan både være noget teoretisk (viden) eller noget praktisk (færdigheder).</text:span></text:p>
            <text:p text:style-name="P6"><text:span text:style-name="T7">L: Hvad har jeg lært?</text:span><text:span text:style-name="T6"> Her evaluerer du i slutningen af undervisningen. Hvad fik du ud af det? Lærte du det, du havde planlagt? Hvad nu?</text:span></text:p>
          </table:table-cell>
        </table:table-row>
        <table:table-row table:style-name="Tabel2.1">
          <table:table-cell table:style-name="Tabel2.A2" office:value-type="string">
            <text:p text:style-name="P6"><text:a xlink:type="simple" xlink:href="http://guga.gyldendal.dk/sitecore/shell/Controls/Rich%20Text%20Editor/~/media/Munksgaard/Lissi/Undervisersite/Pdfer%20faglig%20laesning/Læsemål%20og%20læsestrategier.ashx" text:style-name="Internet_20_link" text:visited-style-name="Visited_20_Internet_20_Link"><text:span text:style-name="T9">Læseformål og læsestrategi</text:span></text:a></text:p>
          </table:table-cell>
          <table:table-cell table:style-name="Tabel2.B2" office:value-type="string">
            <text:p text:style-name="P6"><text:span text:style-name="T6">Du kan bruge dette skema før du læser en teksten. Ideen med skemaet er, at du finder ud af hvorfor du læser, hvad du vil lære af det og hvordan du læser.</text:span></text:p>
            <text:p text:style-name="P6"><text:span text:style-name="T6">Hvis du svarer på de tre spørgsmål inden du går i gang med at læse, får du mere ud af læsningen. </text:span></text:p>
          </table:table-cell>
        </table:table-row>
        <table:table-row table:style-name="Tabel2.1">
          <table:table-cell table:style-name="Tabel2.A2" office:value-type="string">
            <text:p text:style-name="P6"><text:a xlink:type="simple" xlink:href="http://sosu.munksgaard.dk/~/media/Munksgaard/Lissi/Undervisersite/Pdfer%20faglig%20laesning/Ordkendskab.ashx" text:style-name="Internet_20_link" text:visited-style-name="Visited_20_Internet_20_Link"><text:span text:style-name="T9">Ordkendskabskort</text:span></text:a></text:p>
          </table:table-cell>
          <table:table-cell table:style-name="Tabel2.B2" office:value-type="string">
            <text:p text:style-name="P6"><text:span text:style-name="T6">Du vil støde på mange nye ord i løbet af din uddannelse. Hvis du vil lære de nye ord rigtig godt at kende, er det en god ide, at lave et ordkendskabskort på hvert ord. På den måde finder du ud af, hvad ordet betyder og i hvilke sammenhænge man kan bruge det. </text:span></text:p>
          </table:table-cell>
        </table:table-row>
        <table:table-row table:style-name="Tabel2.1">
          <table:table-cell table:style-name="Tabel2.A2" office:value-type="string">
            <text:p text:style-name="P6"><text:a xlink:type="simple" xlink:href="http://guga.gyldendal.dk/sitecore/shell/Controls/Rich%20Text%20Editor/~/media/Munksgaard/Lissi/Undervisersite/Pdfer%20faglig%20laesning/Ordliste%20til%20svære%20ord.ashx" text:style-name="Internet_20_link" text:visited-style-name="Visited_20_Internet_20_Link"><text:span text:style-name="T9">Ordliste</text:span></text:a></text:p>
          </table:table-cell>
          <table:table-cell table:style-name="Tabel2.B2" office:value-type="string">
            <text:p text:style-name="P6"><text:span text:style-name="T6">Du vil ofte få brug for at slå ord op. Det kan være en hjælp for dig at samle forklaringerne på de nye og svære ord i din egen ordliste, når du har slået dem op i din lærebog eller en ordbog. Du kan evt. lave et ark til hvert bogstav. </text:span></text:p>
          </table:table-cell>
        </table:table-row>
        <table:table-row table:style-name="Tabel2.1">
          <table:table-cell table:style-name="Tabel2.A2" office:value-type="string">
            <text:p text:style-name="P6"><text:a xlink:type="simple" xlink:href="http://guga.gyldendal.dk/sitecore/shell/Controls/Rich%20Text%20Editor/~/media/Munksgaard/Lissi/Undervisersite/Pdfer%20faglig%20laesning/Stil%20spørgsmål%20til%20teksten.ashx" text:style-name="Internet_20_link" text:visited-style-name="Visited_20_Internet_20_Link"><text:span text:style-name="T9">Stil spørgsmål til teksten</text:span></text:a></text:p>
          </table:table-cell>
          <table:table-cell table:style-name="Tabel2.B2" office:value-type="string">
            <text:p text:style-name="P6"><text:span text:style-name="T6">Når du læser en tekst, kan der enten være noget, du ikke forstår eller noget, som du gerne vil vide mere om. Derfor kan det være en fordel undervejs at udfylde et skema med spørgsmål til teksten, som du gerne vil have svar på. Det kan være, at nogle af svarene dukker op i senere i teksten, andre må du selv lede efter eller stille i klassen.</text:span></text:p>
          </table:table-cell>
        </table:table-row>
        <table:table-row table:style-name="Tabel2.1">
          <table:table-cell table:style-name="Tabel2.A2" office:value-type="string">
            <text:p text:style-name="P6"><text:a xlink:type="simple" xlink:href="http://guga.gyldendal.dk/sitecore/shell/Controls/Rich%20Text%20Editor/~/media/Munksgaard/Lissi/Undervisersite/Pdfer%20faglig%20laesning/to%20kolonne.ashx" text:style-name="Internet_20_link" text:visited-style-name="Visited_20_Internet_20_Link"><text:span text:style-name="T9">To-kolonne notater</text:span></text:a></text:p>
          </table:table-cell>
          <table:table-cell table:style-name="Tabel2.B2" office:value-type="string">
            <text:p text:style-name="P6"><text:span text:style-name="T6">Der er mange måder at tage notater på. Dette skema er opbygget med to kolonner, hvor du skriver emnet til venstre og selve noterne til højre. På den måde får du let et overblik over det, du har skrevet.</text:span></text:p>
          </table:table-cell>
        </table:table-row>
        <table:table-row table:style-name="Tabel2.1">
          <table:table-cell table:style-name="Tabel2.A2" office:value-type="string">
            <text:p text:style-name="P6"><text:a xlink:type="simple" xlink:href="http://guga.gyldendal.dk/sitecore/shell/Controls/Rich%20Text%20Editor/~/media/Munksgaard/Lissi/Undervisersite/Pdfer%20faglig%20laesning/Matematiknotater.ashx" text:style-name="Internet_20_link" text:visited-style-name="Visited_20_Internet_20_Link"><text:span text:style-name="T9">Matematiknotater<text:line-break/></text:span></text:a></text:p>
          </table:table-cell>
          <table:table-cell table:style-name="Tabel2.B2" office:value-type="string">
            <text:p text:style-name="P6"><text:span text:style-name="T6">Når du arbejder med matematik eller naturfag er der nogle gang brug for at tage notater på en lidt anden måde, end du plejer.</text:span></text:p>
            <text:p text:style-name="P6"><text:span text:style-name="T6">Matematik og naturfag starter ofte med et problem, som du skal løse ved at bruge matematiske metoder for at nå frem til et resultat eller et svar.</text:span></text:p>
            <text:p text:style-name="P6"><text:span text:style-name="T6">Skemaet består af 5 felter:</text:span></text:p>
            <text:p text:style-name="P6"><text:span text:style-name="T7">Problem</text:span><text:span text:style-name="T6">: Her skriver du, hvilket problem, du skal løse, eller hvad det er, du skal finde svaret på.</text:span></text:p>
            <text:p text:style-name="P6"><text:span text:style-name="T7">Oplysninger</text:span><text:span text:style-name="T6">: Her skriver du alt det, du ved om problemstillingen</text:span></text:p>
            <text:p text:style-name="P6"><text:span text:style-name="T7">Model og metode</text:span><text:span text:style-name="T6">: Her skriver du, hvordan du vil finde frem til et resultat</text:span></text:p>
            <text:p text:style-name="P6"><text:span text:style-name="T7">Udregning</text:span><text:span text:style-name="T6">: Her laver du dine mellemregninger.</text:span></text:p>
            <text:p text:style-name="P6"><text:span text:style-name="T7">Facit</text:span><text:span text:style-name="T6">: Her skriver du resultatet, formuleret som et svar.</text:span></text:p>
          </table:table-cell>
        </table:table-row>
        <table:table-row table:style-name="Tabel2.1">
          <table:table-cell table:style-name="Tabel2.A2" office:value-type="string">
            <text:p text:style-name="P6"><text:a xlink:type="simple" xlink:href="http://guga.gyldendal.dk/sitecore/shell/Controls/Rich%20Text%20Editor/~/media/Munksgaard/Lissi/Undervisersite/Pdfer%20faglig%20laesning/Årsag-følge-kort.ashx" text:style-name="Internet_20_link" text:visited-style-name="Visited_20_Internet_20_Link"><text:span text:style-name="T9">Årsag-følge-kort</text:span></text:a></text:p>
          </table:table-cell>
          <table:table-cell table:style-name="Tabel2.B2" office:value-type="string">
            <text:p text:style-name="P6"><text:span text:style-name="T6">Specielt inden for naturfag er der mange sammenhænge at holde styr på, og derfor kan det være bedre at bruge et årsag-følge-kort end almindelige notater.</text:span></text:p>
            <text:p text:style-name="P6"><text:span text:style-name="T6">Notaterne består af flere kasser, der følger efter hinanden.</text:span></text:p>
            <text:p text:style-name="P6"><text:span text:style-name="T7">I første kasse</text:span><text:span text:style-name="T6"> skriver du hvad der sker (fx. at det er meget varmt)</text:span></text:p>
            <text:p text:style-name="P6"><text:span text:style-name="T7">I næste kasse</text:span><text:span text:style-name="T6"> skriver du hvad der sker ved det (fx. at man begynder at svede). Ofte vil man kunne udfylde alle kasserne, fordi der er flere følgevirkninger, fx. at man bliver tørstig (</text:span><text:span text:style-name="T7">kasse 3)</text:span><text:span text:style-name="T6"> og at man drikker meget vand.</text:span></text:p>
          </table:table-cell>
        </table:table-row>
      </table:table>
      <text:p text:style-name="P1"><text:span text:style-name="T5">Hvad er fagsprog?</text:span></text:p>
      <text:p text:style-name="P1"><text:span text:style-name="T3">I løbet af din uddannelse og i dit fremtidige job skal du læse fagsprog, altså ord og begreber der er særlige i dit fag.</text:span></text:p>
      <text:p text:style-name="P1"><text:soft-page-break/><text:span text:style-name="T3">Her er nogle tips til hvordan du arbejder med fagsprog: </text:span></text:p>
      <text:list xml:id="list2381164212970267577" text:style-name="WWNum7">
        <text:list-item>
          <text:p text:style-name="P2"><text:span text:style-name="T3">Find forklaringerne på fagord og faglige begreber ved at slå dem op i stikordsregister i din fagbog.</text:span></text:p>
        </text:list-item>
        <text:list-item>
          <text:p text:style-name="P2"><text:span text:style-name="T3">Du kan google ordene</text:span></text:p>
        </text:list-item>
        <text:list-item>
          <text:p text:style-name="P2"><text:span text:style-name="T3">Søg på ordet i net ordbøger som fx </text:span><text:a xlink:type="simple" xlink:href="http://www.ordnet.dk" text:style-name="Internet_20_link" text:visited-style-name="Visited_20_Internet_20_Link"><text:span text:style-name="T10">www.ordnet.dk</text:span></text:a><text:span text:style-name="T3"> eller </text:span><text:a xlink:type="simple" xlink:href="http://www.wikepedia.dk" text:style-name="Internet_20_link" text:visited-style-name="Visited_20_Internet_20_Link"><text:span text:style-name="T10">www.wikepedia.dk</text:span></text:a><text:span text:style-name="T3"> </text:span></text:p>
        </text:list-item>
        <text:list-item>
          <text:p text:style-name="P2"><text:span text:style-name="T3">Anvend app på din mobiltelefon Dragon Search</text:span></text:p>
        </text:list-item>
        <text:list-item>
          <text:p text:style-name="P2"><text:span text:style-name="T3">Lav din egen ordbog, en liste med forklaringer</text:span></text:p>
        </text:list-item>
        <text:list-item>
          <text:p text:style-name="P2"><text:span text:style-name="T3">Se på </text:span><text:a xlink:type="simple" xlink:href="http://www.youtube.dk" text:style-name="Internet_20_link" text:visited-style-name="Visited_20_Internet_20_Link"><text:span text:style-name="T10">www.youtube.dk</text:span></text:a><text:span text:style-name="T3"> </text:span></text:p>
        </text:list-item>
        <text:list-item>
          <text:p text:style-name="P2"><text:span text:style-name="T3">Anvend skolens program CD ord 8 her kan du selv lave din egen ordbog. </text:span><text:a xlink:type="simple" xlink:href="http://www.mikrov" text:style-name="Internet_20_link" text:visited-style-name="Visited_20_Internet_20_Link"><text:span text:style-name="T10">www.mikrov</text:span></text:a><text:span text:style-name="T3"> dk hjemmeside har vejledninger. Hent fagordbog på </text:span><text:a xlink:type="simple" xlink:href="http://www.mikrov.dk" text:style-name="Internet_20_link" text:visited-style-name="Visited_20_Internet_20_Link"><text:span text:style-name="T10">www.mikrov.dk</text:span></text:a><text:span text:style-name="T3"> eller </text:span><text:a xlink:type="simple" xlink:href="http://www.hto.dk" text:style-name="Internet_20_link" text:visited-style-name="Visited_20_Internet_20_Link"><text:span text:style-name="T10">www.hto.dk</text:span></text:a><text:span text:style-name="T3"> </text:span></text:p>
        </text:list-item>
      </text:list>
      <text:p text:style-name="P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bookmark text:name="_GoBack"/></text:p>
      <text:p text:style-name="P12"/>
      <text:p text:style-name="P12"/>
      <text:p text:style-name="P1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Verdana" svg:font-family="Verdana"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Arial"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da" fo:country="DK"/>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000000" style:font-name="Arial"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style:font-name="Arial" fo:font-size="13pt" style:font-size-asian="13pt" style:font-name-complex="F"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795cm" style:type="center"/>
          <style:tab-stop style:position="17.59cm" style:type="right"/>
        </style:tab-stops>
      </style:paragraph-properties>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fa5050" fo:border-bottom="0.018cm solid #fa5050"/>
      <style:text-properties fo:font-style="italic" style:font-style-asian="italic" style:font-style-complex="italic"/>
    </style:style>
    <style:style style:name="Sidetekst" style:family="paragraph" style:parent-style-name="Standard" style:default-outline-level="" style:list-style-name="">
      <style:paragraph-properties fo:margin-top="0cm" fo:margin-bottom="0.212cm" fo:line-height="100%"/>
      <style:text-properties style:font-name="Verdana" fo:font-size="7pt" style:font-name-asian="Times New Roman" style:font-size-asian="7pt" style:font-name-complex="Times New Roman" style:font-size-complex="10pt"/>
    </style:style>
    <style:style style:name="Title" style:family="paragraph" style:parent-style-name="Standard" style:next-style-name="Subtitle" style:default-outline-level="" style:list-style-name="" style:class="chapter">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Sidehoved_20_Tegn" style:display-name="Sidehoved Tegn" style:family="text" style:parent-style-name="Default_20_Paragraph_20_Font"/>
    <style:style style:name="Sidefod_20_Tegn" style:display-name="Sidefod Tegn" style:family="text" style:parent-style-name="Default_20_Paragraph_20_Font"/>
    <style:style style:name="Overskrift_20_1_20_Tegn" style:display-name="Overskrift 1 Tegn" style:family="text" style:parent-style-name="Default_20_Paragraph_20_Font">
      <style:text-properties fo:color="#000000" style:font-name="Arial" fo:font-size="16pt" style:font-size-asian="16pt" style:font-name-complex="F" style:font-size-complex="16pt"/>
    </style:style>
    <style:style style:name="Overskrift_20_2_20_Tegn" style:display-name="Overskrift 2 Tegn" style:family="text" style:parent-style-name="Default_20_Paragraph_20_Font">
      <style:text-properties style:font-name="Arial" fo:font-size="13pt" style:font-size-asian="13pt" style:font-name-complex="F" style:font-size-complex="13pt"/>
    </style:style>
    <style:style style:name="Intense_20_Emphasis" style:display-name="Intense Emphasis" style:family="text" style:parent-style-name="Default_20_Paragraph_20_Font">
      <style:text-properties fo:color="#00000a" fo:font-style="italic" style:font-style-asian="italic" style:font-style-complex="italic"/>
    </style:style>
    <style:style style:name="Stærkt_20_citat_20_Tegn" style:display-name="Stærkt citat Tegn" style:family="text" style:parent-style-name="Default_20_Paragraph_20_Font">
      <style:text-properties fo:font-style="italic" style:font-style-asian="italic" style:font-style-complex="italic"/>
    </style:style>
    <style:style style:name="Intense_20_Reference" style:display-name="Intense Reference" style:family="text" style:parent-style-name="Default_20_Paragraph_20_Font">
      <style:text-properties fo:font-variant="small-caps" fo:color="#00000a" fo:letter-spacing="0.009cm"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Titel_20_Tegn" style:display-name="Titel Tegn" style:family="text" style:parent-style-name="Default_20_Paragraph_20_Font">
      <style:text-properties fo:language="da" fo:country="DK" style:text-underline-style="solid" style:text-underline-width="auto" style:text-underline-color="font-color" fo:font-weight="bold" style:font-weight-asian="bold"/>
    </style:style>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35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9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6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3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0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7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4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line-height="90%" fo:text-align="center" style:justify-single-word="false"/>
    </style:style>
    <style:style style:name="MP2" style:family="paragraph" style:parent-style-name="Footer">
      <style:paragraph-properties fo:line-height="80%" fo:text-align="center" style:justify-single-word="false"/>
    </style:style>
    <style:style style:name="M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2.251cm" fo:margin-bottom="1.75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draw:frame draw:style-name="Mfr1" text:anchor-type="char" svg:x="15.702cm" svg:y="1.799cm" svg:width="4.299cm" svg:height="1.198cm" draw:z-index="2"><draw:image xlink:href="Pictures/2000001F000052A4000017051612D16B.wmf" xlink:type="simple" xlink:show="embed" xlink:actuate="onLoad"/><draw:contour-polygon svg:width="4.232cm" svg:height="1.165cm" svg:viewBox="0 0 4232 1165" draw:points="2118,0 2,264 2,476 373,847 373,1165 4234,1165 4234,953 3493,847 4234,423 4234,264 2753,0" draw:recreate-on-edit="false"/></draw:frame></text:p>
      </style:header>
      <style:footer>
        <text:p text:style-name="MP1"/>
      </style:footer>
    </style:master-page>
    <style:master-page style:name="First_20_Page" style:display-name="First Page" style:page-layout-name="Mpm2" style:next-style-name="Standard">
      <style:header>
        <text:p text:style-name="Header"><draw:frame draw:style-name="Mfr1" text:anchor-type="char" svg:x="15.702cm" svg:y="1.799cm" svg:width="4.299cm" svg:height="1.198cm" draw:z-index="5"><draw:image xlink:href="Pictures/2000001F000052A4000017051612D16B.wmf" xlink:type="simple" xlink:show="embed" xlink:actuate="onLoad"/><draw:contour-polygon svg:width="4.232cm" svg:height="1.165cm" svg:viewBox="0 0 4232 1165" draw:points="2118,0 2,264 2,476 373,847 373,1165 4234,1165 4234,953 3493,847 4234,423 4234,264 2753,0" draw:recreate-on-edit="false"/></draw:frame></text:p>
      </style:header>
      <style:footer>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C blank</dc:title>
    <meta:initial-creator>Winnie Nørskov - TEC</meta:initial-creator>
    <dc:creator>Kristian Kure</dc:creator>
    <meta:editing-cycles>3</meta:editing-cycles>
    <meta:creation-date>2015-12-15T12:01:00</meta:creation-date>
    <dc:date>2015-12-15T13:12:21.37</dc:date>
    <meta:editing-duration>PT1M23S</meta:editing-duration>
    <meta:generator>OpenOffice/4.1.1$Win32 OpenOffice.org_project/411m6$Build-9775</meta:generator>
    <meta:document-statistic meta:table-count="2" meta:image-count="2" meta:object-count="0" meta:page-count="4" meta:paragraph-count="86" meta:word-count="1293" meta:character-count="7068"/>
    <meta:user-defined meta:name="AppVersion">14.0000</meta:user-defined>
    <meta:user-defined meta:name="Company">TE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C_blank" xlink:href=""/>
  </office:meta>
</office:document-meta>
</file>